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WenQuanYi Micro Hei Mono" svg:font-family="'WenQuanYi Micro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fa0f" officeooo:paragraph-rsid="0016fa0f"/>
    </style:style>
    <style:style style:name="P2" style:family="paragraph" style:parent-style-name="Standard">
      <style:text-properties officeooo:rsid="0018b4db" officeooo:paragraph-rsid="0018b4db"/>
    </style:style>
    <style:style style:name="P3" style:family="paragraph" style:parent-style-name="Standard">
      <style:text-properties officeooo:rsid="002301e3" officeooo:paragraph-rsid="002301e3"/>
    </style:style>
    <style:style style:name="P4" style:family="paragraph" style:parent-style-name="Standard">
      <style:text-properties officeooo:rsid="00264391" officeooo:paragraph-rsid="00264391"/>
    </style:style>
    <style:style style:name="P5" style:family="paragraph" style:parent-style-name="Standard">
      <style:paragraph-properties fo:margin-left="0.4925in" fo:margin-right="0in" fo:text-indent="0in" style:auto-text-indent="false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6fa0f" officeooo:paragraph-rsid="0016fa0f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ae13d" officeooo:paragraph-rsid="001ae13d"/>
    </style:style>
    <style:style style:name="P8" style:family="paragraph" style:parent-style-name="Preformatted_20_Text">
      <style:paragraph-properties fo:margin-left="0.9846in" fo:margin-right="0in" fo:text-indent="0in" style:auto-text-indent="false"/>
      <style:text-properties officeooo:paragraph-rsid="00213850"/>
    </style:style>
    <style:style style:name="P9" style:family="paragraph" style:parent-style-name="Preformatted_20_Text">
      <style:paragraph-properties fo:margin-left="0.9846in" fo:margin-right="0in" fo:text-indent="0in" style:auto-text-indent="false"/>
      <style:text-properties officeooo:rsid="002301e3" officeooo:paragraph-rsid="002301e3"/>
    </style:style>
    <style:style style:name="T1" style:family="text">
      <style:text-properties officeooo:rsid="0018b4db"/>
    </style:style>
    <style:style style:name="T2" style:family="text">
      <style:text-properties officeooo:rsid="001a30ac"/>
    </style:style>
    <style:style style:name="T3" style:family="text">
      <style:text-properties officeooo:rsid="00213850"/>
    </style:style>
    <style:style style:name="T4" style:family="text">
      <style:text-properties officeooo:rsid="002643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ve:</text:p>
      <text:p text:style-name="P6">One assignment should keep its percent time.</text:p>
      <text:p text:style-name="P6">One assignment should have way to repeat any misspelled word a set number of times.</text:p>
      <text:p text:style-name="P6">One assignment should have a way to zero a misspelled word resetting the number of times.</text:p>
      <text:p text:style-name="P6">One assignment should pick one of twenty words in a large list <text:span text:style-name="T1">replenishing the list as necessary.</text:span></text:p>
      <text:p text:style-name="P5">tG_DataFile, tG_Parameters, tA_Parameter<text:span text:style-name="T2"> could hold data.</text:span></text:p>
      <text:p text:style-name="P7">Misspelled words should be held in tA in tA_Parameter perhaps json format.</text:p>
      <text:p text:style-name="P7">Perhaps no difference in spelled and misspelled words in tA_Parameter if json format:</text:p>
      <text:p text:style-name="P8">var wordsAssigned = <text:tab/><text:span text:style-name="T3">{</text:span></text:p>
      <text:p text:style-name="P9">{</text:p>
      <text:p text:style-name="P9"><text:s text:c="4"/>"1": [</text:p>
      <text:p text:style-name="P9"><text:s text:c="8"/>{</text:p>
      <text:p text:style-name="P9"><text:s text:c="12"/>"Name": "apple",</text:p>
      <text:p text:style-name="P9"><text:s text:c="12"/>"Ordinal": 725,</text:p>
      <text:p text:style-name="P9"><text:s text:c="12"/>"TotalRepsToDo": 10,</text:p>
      <text:p text:style-name="P9"><text:s text:c="12"/>"RepsDone": 4</text:p>
      <text:p text:style-name="P9"><text:s text:c="8"/>}</text:p>
      <text:p text:style-name="P9"><text:s text:c="4"/>],</text:p>
      <text:p text:style-name="P9"><text:s text:c="4"/>"2": [</text:p>
      <text:p text:style-name="P9"><text:s text:c="8"/>{</text:p>
      <text:p text:style-name="P9"><text:s text:c="12"/>"Name": "pear",</text:p>
      <text:p text:style-name="P9"><text:s text:c="12"/>"Ordinal": 726,</text:p>
      <text:p text:style-name="P9"><text:s text:c="12"/>"TotalRepsToDo": 10,</text:p>
      <text:p text:style-name="P9"><text:s text:c="12"/>"RepsDone": 5</text:p>
      <text:p text:style-name="P9"><text:s text:c="8"/>}</text:p>
      <text:p text:style-name="P9"><text:s text:c="4"/>]</text:p>
      <text:p text:style-name="P9">}</text:p>
      <text:p text:style-name="P3"><text:tab/>Have a php program to adjust the values.</text:p>
      <text:p text:style-name="P1"/>
      <text:p text:style-name="P2">Alternate methods could use multiple <text:span text:style-name="T4">assignments.</text:span></text:p>
      <text:p text:style-name="P1">Make a spelling lesson with all the words in one table in the lesson. Each success will go to the next lesson. <text:s/>Failure will repeat the lesson 3 times. Start the lesson with about 4% of the time and about a week or two later start it again until four or five instances are running. <text:s/>That will insure that the lesson is typed correctly 4 or 5 times before moving to the next word permanently.</text:p>
      <text:p text:style-name="P1"/>
      <text:p text:style-name="P4">Lesson have a table of about 500 words and 500 sentences built in. <text:s/>Each entry represents a sound file.</text:p>
      <text:p text:style-name="P4">Start about 15 identical lessons each with a three day post dating from the last based on time in program not clock time. <text:s text:c="2"/>2 correct spellings in a row move along. <text:s/>That should make the student type each word 30 times before being done and more if they misspell the word. <text:s/>Put it in a split so that there is only one initial assign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WenQuanYi Micro Hei Mono" svg:font-family="'WenQuanYi Micro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Verdana1" style:font-family-complex="Verdan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erdana1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erdana1" style:font-family-complex="Verdan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07:02:19.919849531</meta:creation-date>
    <dc:date>2014-09-18T07:22:14.275129708</dc:date>
    <meta:editing-duration>PT13S</meta:editing-duration>
    <meta:editing-cycles>2</meta:editing-cycles>
    <meta:generator>LibreOffice/4.2.6.3$Linux_X86_64 LibreOffice_project/420m0$Build-3</meta:generator>
    <dc:creator>Jim Fuqua</dc:creator>
    <meta:document-statistic meta:table-count="0" meta:image-count="0" meta:object-count="0" meta:page-count="1" meta:paragraph-count="32" meta:word-count="291" meta:character-count="1775" meta:non-whitespace-character-count="1363"/>
  </office:meta>
</office:document-meta>
</file>